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12.069cm" fo:min-width="25.44cm"/>
    </style:style>
    <style:style style:name="gr2" style:family="graphic" style:parent-style-name="standard">
      <style:graphic-properties svg:stroke-opacity="0%" draw:textarea-horizontal-align="justify" draw:textarea-vertical-align="middle" draw:auto-grow-height="false" fo:min-height="2.59cm" fo:min-width="24.405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1.881cm" fo:min-width="18.644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7.798cm" fo:min-width="4.921cm"/>
    </style:style>
    <style:style style:name="gr5" style:family="graphic" style:parent-style-name="standard">
      <style:graphic-properties svg:stroke-width="0.018cm" svg:stroke-color="#000000" draw:marker-start-width="0.227cm" draw:marker-end-width="0.227cm" svg:stroke-opacity="0%" draw:fill="solid" draw:fill-color="#cccccc" draw:textarea-horizontal-align="justify" draw:textarea-vertical-align="middle" draw:auto-grow-height="false" fo:min-height="5.099cm" fo:min-width="18.626cm" fo:padding-top="0.134cm" fo:padding-bottom="0.134cm" fo:padding-left="0.259cm" fo:padding-right="0.259cm"/>
    </style:style>
    <style:style style:name="gr6" style:family="graphic" style:parent-style-name="standard">
      <style:graphic-properties svg:stroke-opacity="100%" draw:textarea-horizontal-align="justify" draw:textarea-vertical-align="middle" draw:auto-grow-height="false" fo:min-height="1.489cm" fo:min-width="15.961cm"/>
    </style:style>
    <style:style style:name="gr7" style:family="graphic" style:parent-style-name="standard">
      <style:graphic-properties svg:stroke-opacity="100%" draw:textarea-horizontal-align="justify" draw:textarea-vertical-align="middle" draw:auto-grow-height="false" fo:min-height="0.717cm" fo:min-width="12.491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6.005cm" fo:min-width="25.44cm"/>
    </style:style>
    <style:style style:name="gr9" style:family="graphic" style:parent-style-name="standard">
      <style:graphic-properties svg:stroke-opacity="0%" draw:textarea-horizontal-align="justify" draw:textarea-vertical-align="middle" draw:auto-grow-height="false" fo:min-height="1.457cm" fo:min-width="4.228cm"/>
    </style:style>
    <style:style style:name="gr10" style:family="graphic" style:parent-style-name="standard">
      <style:graphic-properties svg:stroke-opacity="0%" draw:textarea-horizontal-align="justify" draw:textarea-vertical-align="middle" draw:auto-grow-height="false" fo:min-height="1.457cm" fo:min-width="4.227cm"/>
    </style:style>
    <style:style style:name="gr11" style:family="graphic" style:parent-style-name="standard">
      <style:graphic-properties svg:stroke-opacity="0%" draw:textarea-horizontal-align="justify" draw:textarea-vertical-align="middle" draw:auto-grow-height="false" fo:min-height="1.456cm" fo:min-width="4.228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1.456cm" fo:min-width="4.227cm"/>
    </style:style>
    <style:style style:name="gr13" style:family="graphic" style:parent-style-name="standard">
      <style:graphic-properties svg:stroke-width="0.081cm" draw:marker-start-width="0.322cm" draw:marker-end-width="0.322cm" svg:stroke-opacity="100%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081cm" svg:stroke-color="#3465a4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1.59cm" fo:min-width="23.887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2.3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4.905cm" svg:height="2.84cm" svg:x="1.522cm" svg:y="9.996cm">
          <text:p text:style-name="P2">AbstractPsychicServe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9.144cm" svg:height="2.131cm" svg:x="1.522cm" svg:y="7.392cm">
          <text:p text:style-name="P2">ClientConnectionMana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421cm" svg:height="8.048cm" svg:x="21.006cm" svg:y="1.475cm">
          <text:p text:style-name="P2">DataMapp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9.144cm" svg:height="5.367cm" svg:x="1.522cm" svg:y="1.4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16.461cm" svg:height="1.739cm" svg:x="2.154cm" svg:y="4.876cm">
          <text:p text:style-name="P2"><text:span text:style-name="T1">Client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12.991cm" svg:height="0.967cm" svg:x="2.154cm" svg:y="3.763cm">
          <text:p text:style-name="P2"><text:span text:style-name="T1">Command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12.991cm" svg:height="0.967cm" svg:x="2.154cm" svg:y="2.734cm">
          <text:p text:style-name="P2"><text:span text:style-name="T1">Data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12.991cm" svg:height="0.967cm" svg:x="2.154cm" svg:y="1.704cm">
          <text:p text:style-name="P2"><text:span text:style-name="T1">ConnectionWatch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5.94cm" svg:height="6.255cm" svg:x="1cm" svg:y="14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4.728cm" svg:height="1.707cm" svg:x="1.811cm" svg:y="16.717cm">
          <text:p text:style-name="P2"><text:span text:style-name="T1">Client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2" draw:id="id12" draw:layer="layout" svg:width="4.727cm" svg:height="1.707cm" svg:x="15.334cm" svg:y="16.717cm">
          <text:p text:style-name="P2"><text:span text:style-name="T1">Button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3" draw:id="id13" draw:layer="layout" svg:width="4.727cm" svg:height="1.707cm" svg:x="7.946cm" svg:y="16.717cm">
          <text:p text:style-name="P2"><text:span text:style-name="T1">Reset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5" draw:id="id15" draw:layer="layout" svg:width="4.728cm" svg:height="1.707cm" svg:x="21.467cm" svg:y="16.717cm">
          <text:p text:style-name="P2"><text:span text:style-name="T1">Exception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1" draw:id="id11" draw:layer="layout" svg:width="4.728cm" svg:height="1.706cm" svg:x="1.811cm" svg:y="18.503cm">
          <text:p text:style-name="P2"><text:span text:style-name="T1">NetworkDataSink 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4.727cm" svg:height="1.706cm" svg:x="15.335cm" svg:y="18.503cm">
          <text:p text:style-name="P2"><text:span text:style-name="T1">NetworkDataSink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svg:x1="12.674cm" svg:y1="19.356cm" svg:x2="14.1cm" svg:y2="16.54cm" draw:start-shape="id1" draw:start-glue-point="1" svg:d="M12674 19356h963v-2816h463" svg:viewBox="0 0 1427 2817">
          <text:p/>
        </draw:connector>
        <draw:custom-shape draw:style-name="gr12" draw:text-style-name="P4" xml:id="id1" draw:id="id1" draw:layer="layout" svg:width="4.727cm" svg:height="1.706cm" svg:x="7.947cm" svg:y="18.503cm">
          <text:p text:style-name="P2"><text:span text:style-name="T1">NetworkDataSink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4.728cm" svg:height="1.706cm" svg:x="21.47cm" svg:y="18.503cm">
          <text:p text:style-name="P2"><text:span text:style-name="T1">NetworkDataSink D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5.145cm" svg:y1="2.187cm" svg:x2="18.615cm" svg:y2="5.745cm" draw:start-shape="id2" draw:start-glue-point="1" draw:end-shape="id3" draw:end-glue-point="1" svg:d="M15145 2187h3970v3558h-500" svg:viewBox="0 0 3971 3559">
          <text:p/>
        </draw:connector>
        <draw:connector draw:style-name="gr13" draw:text-style-name="P2" draw:layer="layout" svg:x1="15.145cm" svg:y1="3.217cm" svg:x2="18.615cm" svg:y2="5.745cm" draw:start-shape="id4" draw:start-glue-point="1" draw:end-shape="id3" draw:end-glue-point="1" svg:d="M15145 3217h3970v2528h-500" svg:viewBox="0 0 3971 2529">
          <text:p/>
        </draw:connector>
        <draw:connector draw:style-name="gr13" draw:text-style-name="P2" draw:layer="layout" svg:x1="15.145cm" svg:y1="4.246cm" svg:x2="18.615cm" svg:y2="5.745cm" draw:start-shape="id5" draw:start-glue-point="1" draw:end-shape="id3" draw:end-glue-point="1" svg:d="M15145 4246h3970v1499h-500" svg:viewBox="0 0 3971 1500">
          <text:p/>
        </draw:connector>
        <draw:connector draw:style-name="gr13" draw:text-style-name="P2" draw:layer="layout" svg:x1="11.094cm" svg:y1="7.392cm" svg:x2="10.384cm" svg:y2="6.615cm" draw:start-shape="id6" draw:start-glue-point="0" draw:end-shape="id3" draw:end-glue-point="2" svg:d="M11094 7392v-389h-710v-388" svg:viewBox="0 0 711 778">
          <text:p/>
        </draw:connector>
        <draw:connector draw:style-name="gr13" draw:text-style-name="P2" draw:layer="layout" svg:x1="13.974cm" svg:y1="9.996cm" svg:x2="11.094cm" svg:y2="9.523cm" draw:start-shape="id7" draw:start-glue-point="0" draw:end-shape="id6" draw:end-glue-point="2" svg:d="M13974 9996v-237h-2880v-236" svg:viewBox="0 0 2881 474">
          <text:p/>
        </draw:connector>
        <draw:connector draw:style-name="gr13" draw:text-style-name="P2" draw:layer="layout" svg:x1="13.974cm" svg:y1="9.996cm" svg:x2="23.716cm" svg:y2="9.523cm" draw:start-shape="id7" draw:start-glue-point="0" draw:end-shape="id8" draw:end-glue-point="2" svg:d="M13974 9996v-236h9742v-237" svg:viewBox="0 0 9743 474">
          <text:p/>
        </draw:connector>
        <draw:connector draw:style-name="gr13" draw:text-style-name="P2" draw:layer="layout" svg:x1="1.811cm" svg:y1="17.57cm" svg:x2="1.811cm" svg:y2="15.62cm" draw:start-shape="id9" draw:start-glue-point="3" draw:end-shape="id10" svg:d="M1811 17570h-501v-1950h501" svg:viewBox="0 0 502 1951">
          <text:p/>
        </draw:connector>
        <draw:connector draw:style-name="gr13" draw:text-style-name="P2" draw:layer="layout" svg:x1="1.811cm" svg:y1="19.356cm" svg:x2="1.811cm" svg:y2="15.62cm" draw:start-shape="id11" draw:start-glue-point="3" draw:end-shape="id10" svg:d="M1811 19356h-501v-3736h501" svg:viewBox="0 0 502 3737">
          <text:p/>
        </draw:connector>
        <draw:connector draw:style-name="gr13" draw:text-style-name="P2" draw:layer="layout" svg:x1="15.334cm" svg:y1="17.57cm" svg:x2="14.1cm" svg:y2="16.54cm" draw:start-shape="id12" draw:start-glue-point="3" svg:d="M15334 17570h-867v-1030h-367" svg:viewBox="0 0 1235 1031">
          <text:p/>
        </draw:connector>
        <draw:connector draw:style-name="gr13" draw:text-style-name="P2" draw:layer="layout" svg:x1="12.673cm" svg:y1="17.57cm" svg:x2="14.1cm" svg:y2="16.54cm" draw:start-shape="id13" draw:start-glue-point="1" svg:d="M12673 17570h963v-1030h464" svg:viewBox="0 0 1428 1031">
          <text:p/>
        </draw:connector>
        <draw:connector draw:style-name="gr13" draw:text-style-name="P2" draw:layer="layout" svg:x1="15.335cm" svg:y1="19.356cm" svg:x2="14.1cm" svg:y2="16.54cm" draw:start-shape="id14" draw:start-glue-point="3" svg:d="M15335 19356h-868v-2816h-367" svg:viewBox="0 0 1236 2817">
          <text:p/>
        </draw:connector>
        <draw:connector draw:style-name="gr13" draw:text-style-name="P2" draw:layer="layout" svg:x1="26.195cm" svg:y1="17.57cm" svg:x2="26.198cm" svg:y2="15.62cm" draw:start-shape="id15" draw:start-glue-point="1" draw:end-shape="id10" draw:end-glue-point="1" svg:d="M26195 17570h502v-1950h-499" svg:viewBox="0 0 503 1951">
          <text:p/>
        </draw:connector>
        <draw:connector draw:style-name="gr13" draw:text-style-name="P2" draw:layer="layout" svg:x1="26.198cm" svg:y1="19.356cm" svg:x2="26.198cm" svg:y2="15.62cm" draw:start-shape="id16" draw:start-glue-point="1" draw:end-shape="id10" draw:end-glue-point="1" svg:d="M26198 19356h500v-3736h-500" svg:viewBox="0 0 501 3737">
          <text:p/>
        </draw:connector>
        <draw:line draw:style-name="gr14" draw:text-style-name="P5" draw:layer="layout" svg:x1="13.954cm" svg:y1="14.716cm" svg:x2="13.954cm" svg:y2="12.811cm">
          <text:p/>
        </draw:line>
        <draw:custom-shape draw:style-name="gr15" draw:text-style-name="P2" xml:id="id10" draw:id="id10" draw:layer="layout" svg:width="24.387cm" svg:height="1.84cm" svg:x="1.811cm" svg:y="14.7cm">
          <text:p text:style-name="P2">Implemen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20:19:32.813021135</meta:creation-date>
    <meta:editing-duration>PT12M50S</meta:editing-duration>
    <meta:editing-cycles>10</meta:editing-cycles>
    <meta:generator>LibreOffice/5.2.4.2.0$Linux_X86_64 LibreOffice_project/20m0$Build-2</meta:generator>
    <dc:date>2017-02-07T14:46:06.640881061</dc:date>
    <meta:document-statistic meta:object-count="34"/>
  </office:meta>
</office:document-meta>
</file>